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0e4c57" style:font-size-asian="8pt" style:font-size-complex="8pt"/>
    </style:style>
    <style:style style:name="T1" style:family="text">
      <style:text-properties officeooo:rsid="000e4c57"/>
    </style:style>
    <style:style style:name="T2" style:family="text">
      <style:text-properties officeooo:rsid="00104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/>
      <text:p text:style-name="P1">day=0</text:p>
      <text:p text:style-name="P1">indicator_list = []</text:p>
      <text:p text:style-name="P1">standardized_list = []</text:p>
      <text:p text:style-name="P1"/>
      <text:p text:style-name="P1">def initialize(context): <text:s text:c="3"/></text:p>
      <text:p text:style-name="P1"><text:s text:c="4"/>set_benchmark(gold<text:span text:style-name="T1">)</text:span></text:p>
      <text:p text:style-name="P1"><text:s text:c="4"/>schedule_function(data_handling, date_rules.every_day(), time_rules.market_open(hours=4)) <text:s text:c="3"/></text:p>
      <text:p text:style-name="P1"><text:s text:c="4"/></text:p>
      <text:p text:style-name="P1">def data_handling(context, data):</text:p>
      <text:p text:style-name="P1"><text:s text:c="4"/>silver = symbol("SLV")</text:p>
      <text:p text:style-name="P1"><text:s text:c="4"/>gold = symbol("GLD"<text:span text:style-name="T1">)</text:span></text:p>
      <text:p text:style-name="P1"><text:s text:c="4"/>time_period = 60</text:p>
      <text:p text:style-name="P1"><text:s text:c="4"/>gold_price = data.history(gold, 'price', time_period, '1d')</text:p>
      <text:p text:style-name="P1"><text:s text:c="4"/>silver_price = data.history(silver, 'price', time_period, '1d')</text:p>
      <text:p text:style-name="P1"><text:s text:c="4"/>cur_gold_price = data.current(gold,'price')</text:p>
      <text:p text:style-name="P1"><text:s text:c="4"/>cur_silver_price = data.current(silver,'price')</text:p>
      <text:p text:style-name="P1"><text:s text:c="4"/>my_gold_indicator= 1- (gold_price[-1]/gold_price[0])</text:p>
      <text:p text:style-name="P1"><text:s text:c="4"/>my_gold_indicatorx100 = my_gold_indicator * 100</text:p>
      <text:p text:style-name="P1"><text:s text:c="4"/>my_silver_indicator= 1- (silver_price[-1]/silver_price[0])</text:p>
      <text:p text:style-name="P1"><text:s text:c="4"/>my_silver_indicatorx100 = my_silver_indicator * 100</text:p>
      <text:p text:style-name="P1"><text:s text:c="4"/>difference_indicator = my_gold_indicator - my_silver_indicator</text:p>
      <text:p text:style-name="P1"><text:s text:c="4"/>gold_price_shifted_left = gold_price.head(time_period-1)</text:p>
      <text:p text:style-name="P1"><text:s text:c="4"/>silver_price_shifted_left = silver_price.head(time_period-1)</text:p>
      <text:p text:style-name="P1"><text:s text:c="4"/>gold_price_shifted_right = gold_price.tail(time_period-1)</text:p>
      <text:p text:style-name="P1"><text:s text:c="4"/>silver_price_shifted_right = silver_price.tail(time_period-1)</text:p>
      <text:p text:style-name="P1"><text:s text:c="4"/>indicator_list= [<text:span text:style-name="T1">]</text:span></text:p>
      <text:p text:style-name="P1"><text:s text:c="4"/>for i in range(0,time_period-1):</text:p>
      <text:p text:style-name="P1"><text:s text:c="8"/>prev_gold = gold_price_shifted_right.get_value(i)</text:p>
      <text:p text:style-name="P1"><text:s text:c="8"/>cur_gold = gold_price_shifted_left.get_value(i)</text:p>
      <text:p text:style-name="P1"><text:s text:c="8"/>gold_indicator_val = (prev_gold/cur_gold)</text:p>
      <text:p text:style-name="P1"><text:s text:c="3"/><text:tab/> prev_silver = silver_price_shifted_right.get_value(i)</text:p>
      <text:p text:style-name="P1"><text:s text:c="8"/>cur_silver = silver_price_shifted_left.get_value(i)</text:p>
      <text:p text:style-name="P1"><text:s text:c="8"/>silver_indicator_val = (prev_silver/cur_silver)</text:p>
      <text:p text:style-name="P1"><text:s text:c="8"/>indicator_val = gold_indicator_val - silver_indicator_va<text:span text:style-name="T1">l</text:span></text:p>
      <text:p text:style-name="P1"><text:s text:c="8"/>indicator_list.append(indicator_val)</text:p>
      <text:p text:style-name="P1"><text:s text:c="8"/>if(len(indicator_list)&gt;time_period):</text:p>
      <text:p text:style-name="P1"><text:s text:c="12"/>indicator_list.pop(time_period) <text:s text:c="6"/></text:p>
      <text:p text:style-name="P1"><text:s text:c="8"/>indicator_series = pd.Series(indicator_list)</text:p>
      <text:p text:style-name="P1"><text:s text:c="4"/></text:p>
      <text:p text:style-name="P1"><text:s text:c="4"/>if(len(indicator_series)&gt;=time_period-1):</text:p>
      <text:p text:style-name="P1"><text:s text:c="8"/>indicator_std = indicator_series.std()</text:p>
      <text:p text:style-name="P1"><text:s text:c="8"/>indicator_mean = indicator_series.mean()</text:p>
      <text:p text:style-name="P1"><text:s text:c="8"/>for e in indicator_list:</text:p>
      <text:p text:style-name="P1"><text:s text:c="12"/>num = e - indicator_mean</text:p>
      <text:p text:style-name="P1"><text:s text:c="12"/>std_score = e / indicator_std</text:p>
      <text:p text:style-name="P1"><text:s text:c="12"/>standardized_list.insert(0,std_score)</text:p>
      <text:p text:style-name="P1"><text:s text:c="12"/>if(len(standardized_list)&gt;time_period):</text:p>
      <text:p text:style-name="P1"><text:s text:c="16"/>standardized_list.pop(time_period)</text:p>
      <text:p text:style-name="P1"><text:s text:c="12"/>standardized_series = pd.Series(standardized_list) <text:s text:c="15"/></text:p>
      <text:p text:style-name="P1"><text:s text:c="8"/>standardized_std = standardized_series.std() <text:s text:c="6"/></text:p>
      <text:p text:style-name="P1"><text:s text:c="8"/>open_orders = get_open_orders() <text:s text:c="7"/></text:p>
      <text:p text:style-name="P2"><text:s text:c="8"/></text:p>
      <text:p text:style-name="P2"><text:tab/> limit = standardized_std</text:p>
      <text:p text:style-name="P1"><text:s text:c="8"/>upper_band = limit</text:p>
      <text:p text:style-name="P1"><text:s text:c="8"/>lower_band = (-1.0*limit) <text:s text:c="7"/></text:p>
      <text:p text:style-name="P1"><text:s text:c="8"/>inner_upper_band = scalar* upper_band</text:p>
      <text:p text:style-name="P1"><text:s text:c="8"/>inner_lower_band = scalar* lower_band</text:p>
      <text:p text:style-name="P1"><text:s text:c="8"/>current_indicator_val = standardized_series.get_value(0)</text:p>
      <text:p text:style-name="P1"/>
      <text:p text:style-name="P1"><text:s text:c="8"/>if current_indicator_val &gt;= upper_band:</text:p>
      <text:p text:style-name="P1"><text:s text:c="12"/>if gold or silver not in open_orders:</text:p>
      <text:p text:style-name="P1"><text:s text:c="16"/>order_target_percent(gold, .5)</text:p>
      <text:p text:style-name="P1"><text:s text:c="16"/>order_target_percent(silver, -.5)</text:p>
      <text:p text:style-name="P1"/>
      <text:p text:style-name="P1"><text:s text:c="8"/>elif current_indicator_val &lt;= lower_band:</text:p>
      <text:p text:style-name="P1"><text:s text:c="12"/>if gold or silver not in open_orders:</text:p>
      <text:p text:style-name="P1"><text:s text:c="16"/>order_target_percent(gold, 0.5)</text:p>
      <text:p text:style-name="P1"><text:s text:c="16"/>order_target_percent(silver, -0.5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6:28:36.730599763</meta:creation-date>
    <dc:date>2019-10-20T16:37:49.907286489</dc:date>
    <meta:editing-duration>PT9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6" meta:word-count="198" meta:character-count="2961" meta:non-whitespace-character-count="2321"/>
  </office:meta>
</office:document-meta>
</file>